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JA CHAVEZ, VERONICA MILAGROS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VICOLA JUVAR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CAJA CHAVEZ, VERONICA MILAGRO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7:11:3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